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24a3" officeooo:paragraph-rsid="000224a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2041ce" officeooo:paragraph-rsid="000224a3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dfulness/Yoga Instructors</text:p>
      <text:p text:style-name="P1"/>
      <text:p text:style-name="P1"/>
      <text:p text:style-name="P1">Mindfulness Instructors:</text:p>
      <text:p text:style-name="P1"/>
      <text:p text:style-name="P2">Sarah Butler</text:p>
      <text:p text:style-name="P2">520-265-1357</text:p>
      <text:p text:style-name="P2"/>
      <text:p text:style-name="P2">Angelina Heydorn</text:p>
      <text:p text:style-name="P2">520-265-2020</text:p>
      <text:p text:style-name="P1"/>
      <text:p text:style-name="P1">Shandea Hardin</text:p>
      <text:p text:style-name="P1">520-265-1986</text:p>
      <text:p text:style-name="P1"/>
      <text:p text:style-name="P1">Brianna Skaar</text:p>
      <text:p text:style-name="P1">520-586-1991</text:p>
      <text:p text:style-name="P1"/>
      <text:p text:style-name="P1"/>
      <text:p text:style-name="P1">Yoga Instructors:</text:p>
      <text:p text:style-name="P1"/>
      <text:p text:style-name="P1">Mary Malebouef</text:p>
      <text:p text:style-name="P1">520-586-1313</text:p>
      <text:p text:style-name="P1"/>
      <text:p text:style-name="P1">Esther Kay</text:p>
      <text:p text:style-name="P1">520-221-1981</text:p>
      <text:p text:style-name="P1"/>
      <text:p text:style-name="P1">Laura Marks</text:p>
      <text:p text:style-name="P1">520-58619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3:28:28.206000000</meta:creation-date>
    <dc:date>2021-01-05T13:34:51.824000000</dc:date>
    <meta:editing-duration>PT6M23S</meta:editing-duration>
    <meta:editing-cycles>1</meta:editing-cycles>
    <meta:document-statistic meta:table-count="0" meta:image-count="0" meta:object-count="0" meta:page-count="1" meta:paragraph-count="17" meta:word-count="27" meta:character-count="242" meta:non-whitespace-character-count="232"/>
    <meta:generator>LibreOffice/6.2.8.2$Windows_X86_64 LibreOffice_project/f82ddfca21ebc1e222a662a32b25c0c9d20169ee</meta:generator>
  </office:meta>
</office:document-meta>
</file>